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P1" style:family="paragraph" style:parent-style-name="Standard">
      <style:text-properties officeooo:paragraph-rsid="002e1fcc"/>
    </style:style>
    <style:style style:name="P2" style:family="paragraph" style:parent-style-name="Standard">
      <style:paragraph-properties fo:text-align="end" style:justify-single-word="false"/>
      <style:text-properties officeooo:paragraph-rsid="002e1fcc"/>
    </style:style>
    <style:style style:name="P3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="Arial" officeooo:paragraph-rsid="002c3669"/>
    </style:style>
    <style:style style:name="P5" style:family="paragraph" style:parent-style-name="Standard">
      <style:text-properties style:font-name="Arial" officeooo:paragraph-rsid="002c3669"/>
    </style:style>
    <style:style style:name="P6" style:family="paragraph" style:parent-style-name="Standard">
      <style:text-properties style:font-name="Arial" style:text-underline-style="none" officeooo:rsid="0071b8a6" officeooo:paragraph-rsid="0071b8a6"/>
    </style:style>
    <style:style style:name="P7" style:family="paragraph" style:parent-style-name="Standard">
      <style:text-properties style:font-name="Arial" style:text-underline-style="none" officeooo:rsid="0071b8a6" officeooo:paragraph-rsid="008044d5"/>
    </style:style>
    <style:style style:name="P8" style:family="paragraph" style:parent-style-name="Standard">
      <style:text-properties style:font-name="Arial" style:text-underline-style="none" officeooo:rsid="007175cf" officeooo:paragraph-rsid="007175cf"/>
    </style:style>
    <style:style style:name="P9" style:family="paragraph" style:parent-style-name="Standard">
      <style:text-properties style:font-name="Arial" style:text-underline-style="none" officeooo:rsid="0073b94a" officeooo:paragraph-rsid="0078670d"/>
    </style:style>
    <style:style style:name="P10" style:family="paragraph" style:parent-style-name="Standard">
      <style:text-properties style:font-name="Arial" fo:font-style="italic" fo:font-weight="normal" officeooo:rsid="001aa456" officeooo:paragraph-rsid="007175cf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Arial" fo:font-style="italic" fo:font-weight="normal" officeooo:rsid="000a574c" officeooo:paragraph-rsid="007175cf" style:font-style-asian="italic" style:font-weight-asian="normal" style:font-style-complex="italic" style:font-weight-complex="normal"/>
    </style:style>
    <style:style style:name="P12" style:family="paragraph" style:parent-style-name="Standard">
      <style:text-properties style:font-name="Arial" fo:font-style="italic" officeooo:rsid="000a295e" officeooo:paragraph-rsid="007175cf" style:font-style-asian="italic" style:font-style-complex="italic"/>
    </style:style>
    <style:style style:name="P13" style:family="paragraph" style:parent-style-name="Standard">
      <style:text-properties style:font-name="Arial" officeooo:rsid="0008b7cd" officeooo:paragraph-rsid="007175cf"/>
    </style:style>
    <style:style style:name="P14" style:family="paragraph" style:parent-style-name="Standard">
      <style:text-properties style:font-name="Arial" fo:font-weight="normal" officeooo:rsid="0008b7cd" officeooo:paragraph-rsid="007175cf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0c8308" officeooo:paragraph-rsid="007175cf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8044d5" officeooo:paragraph-rsid="008044d5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752613" officeooo:paragraph-rsid="00752613" style:font-weight-asian="normal" style:font-weight-complex="normal"/>
    </style:style>
    <style:style style:name="P18" style:family="paragraph" style:parent-style-name="Standard">
      <style:text-properties style:font-name="Arial" officeooo:paragraph-rsid="007175cf"/>
    </style:style>
    <style:style style:name="P19" style:family="paragraph" style:parent-style-name="Standard">
      <style:text-properties style:font-name="Arial" fo:font-style="normal" fo:font-weight="normal" officeooo:rsid="007bda12" officeooo:paragraph-rsid="007175cf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color="#ce181e" style:font-name="Arial" style:text-underline-style="none" officeooo:rsid="0071b8a6" officeooo:paragraph-rsid="0071b8a6"/>
    </style:style>
    <style:style style:name="P21" style:family="paragraph" style:parent-style-name="Standard">
      <style:text-properties style:use-window-font-color="true" style:font-name="Arial" style:text-underline-style="none" fo:font-weight="normal" officeooo:rsid="008044d5" officeooo:paragraph-rsid="0078670d" style:font-weight-asian="normal" style:font-weight-complex="normal"/>
    </style:style>
    <style:style style:name="P22" style:family="paragraph" style:parent-style-name="Standard">
      <style:text-properties fo:color="#3465a4" style:font-name="Arial" fo:font-weight="normal" officeooo:rsid="00752613" officeooo:paragraph-rsid="00752613" style:font-weight-asian="normal" style:font-weight-complex="normal"/>
    </style:style>
    <style:style style:name="P23" style:family="paragraph" style:parent-style-name="Standard">
      <style:text-properties fo:color="#3465a4" style:font-name="Arial" fo:font-weight="normal" officeooo:rsid="0008b7cd" officeooo:paragraph-rsid="007175cf" style:font-weight-asian="normal" style:font-weight-complex="normal"/>
    </style:style>
    <style:style style:name="P24" style:family="paragraph" style:parent-style-name="Standard">
      <style:text-properties fo:color="#3465a4" style:font-name="Arial" fo:font-weight="normal" officeooo:rsid="008044d5" officeooo:paragraph-rsid="008044d5" style:font-weight-asian="normal" style:font-weight-complex="normal"/>
    </style:style>
    <style:style style:name="P25" style:family="paragraph" style:parent-style-name="Standard">
      <style:text-properties fo:color="#3465a4" style:font-name="Arial" fo:font-style="normal" fo:font-weight="normal" officeooo:rsid="007bda12" officeooo:paragraph-rsid="007175cf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color="#3465a4" style:font-name="Arial" style:text-underline-style="none" officeooo:rsid="0071b8a6" officeooo:paragraph-rsid="0071b8a6"/>
    </style:style>
    <style:style style:name="P27" style:family="paragraph" style:parent-style-name="Standard">
      <style:text-properties fo:color="#3465a4" style:font-name="Arial" style:text-underline-style="none" officeooo:rsid="007c593d" officeooo:paragraph-rsid="0080f7a7"/>
    </style:style>
    <style:style style:name="P28" style:family="paragraph" style:parent-style-name="Standard">
      <style:text-properties fo:color="#3465a4" officeooo:paragraph-rsid="00901bac"/>
    </style:style>
    <style:style style:name="P29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P30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P31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P32" style:family="paragraph" style:parent-style-name="Text_20_body">
      <style:paragraph-properties fo:text-align="justify" style:justify-single-word="false"/>
      <style:text-properties style:font-name="Arial" fo:font-size="15pt" style:text-underline-style="none" fo:font-weight="bold" officeooo:rsid="0057caf1" officeooo:paragraph-rsid="005ac058" style:font-size-asian="15pt" style:font-weight-asian="bold" style:font-size-complex="15pt" style:font-weight-complex="bold"/>
    </style:style>
    <style:style style:name="P33" style:family="paragraph" style:parent-style-name="Text_20_body">
      <style:paragraph-properties fo:text-align="justify" style:justify-single-word="false"/>
      <style:text-properties style:font-name="Arial" style:text-underline-style="solid" style:text-underline-width="auto" style:text-underline-color="font-color" officeooo:paragraph-rsid="004cd80f"/>
    </style:style>
    <style:style style:name="P34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" fo:font-size="10pt" style:text-underline-style="none" fo:font-weight="bold" officeooo:paragraph-rsid="002c3669" style:font-size-asian="10pt" style:font-weight-asian="bold"/>
    </style:style>
    <style:style style:name="P35" style:family="paragraph" style:parent-style-name="Standard">
      <style:text-properties style:use-window-font-color="true" style:font-name="Arial" style:text-underline-style="none" fo:font-weight="normal" officeooo:rsid="008044d5" officeooo:paragraph-rsid="0078670d" style:font-weight-asian="normal" style:font-weight-complex="normal"/>
    </style:style>
    <style:style style:name="P36" style:family="paragraph" style:parent-style-name="Standard">
      <style:text-properties fo:color="#3465a4" style:font-name="Arial" style:text-underline-style="none" fo:font-weight="normal" officeooo:rsid="008044d5" officeooo:paragraph-rsid="0078670d" style:font-weight-asian="normal" style:font-weight-complex="normal"/>
    </style:style>
    <style:style style:name="P37" style:family="paragraph" style:parent-style-name="Standard">
      <style:text-properties fo:color="#3465a4" style:font-name="Arial" style:text-underline-style="none" fo:font-weight="normal" officeooo:rsid="0097486d" officeooo:paragraph-rsid="0097486d" style:font-weight-asian="normal" style:font-weight-complex="normal"/>
    </style:style>
    <style:style style:name="P38" style:family="paragraph" style:parent-style-name="Standard">
      <style:text-properties fo:color="#3465a4" style:font-name="Arial" style:text-underline-style="none" officeooo:rsid="0096b802" officeooo:paragraph-rsid="0080f7a7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75b1ac"/>
    </style:style>
    <style:style style:name="T3" style:family="text">
      <style:text-properties fo:color="#000000" fo:font-size="10pt" style:text-underline-style="none" fo:font-weight="bold" officeooo:rsid="00100393" style:font-size-asian="10pt" style:font-weight-asian="bold" style:font-name-complex="Arial1" style:font-size-complex="10pt" style:font-weight-complex="bold"/>
    </style:style>
    <style:style style:name="T4" style:family="text">
      <style:text-properties style:text-position="super 58%" fo:font-size="10pt" fo:font-weight="bold" officeooo:rsid="00100393" style:font-size-asian="10pt" style:font-weight-asian="bold" style:font-name-complex="Arial1" style:font-size-complex="10pt" style:font-weight-complex="bold"/>
    </style:style>
    <style:style style:name="T5" style:family="text">
      <style:text-properties style:use-window-font-color="true" fo:font-size="14pt" fo:font-style="normal" fo:font-weight="bold" officeooo:rsid="0069722e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style:use-window-font-color="true" fo:font-size="14pt" fo:font-style="normal" fo:font-weight="bold" officeooo:rsid="007175cf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style:use-window-font-color="true" fo:font-weight="normal" officeooo:rsid="001d37e9" style:font-weight-asian="normal" style:font-weight-complex="normal"/>
    </style:style>
    <style:style style:name="T8" style:family="text">
      <style:text-properties style:use-window-font-color="true" fo:font-weight="normal" officeooo:rsid="00772739" style:font-weight-asian="normal" style:font-weight-complex="normal"/>
    </style:style>
    <style:style style:name="T9" style:family="text">
      <style:text-properties style:use-window-font-color="true" fo:font-weight="normal" officeooo:rsid="008044d5" style:font-weight-asian="normal" style:font-weight-complex="normal"/>
    </style:style>
    <style:style style:name="T10" style:family="text">
      <style:text-properties style:use-window-font-color="true" officeooo:rsid="008044d5"/>
    </style:style>
    <style:style style:name="T11" style:family="text">
      <style:text-properties fo:font-size="10pt" fo:font-weight="bold" style:font-size-asian="10pt" style:font-weight-asian="bold" style:font-name-complex="Arial1" style:font-size-complex="10pt" style:font-weight-complex="bold"/>
    </style:style>
    <style:style style:name="T12" style:family="text">
      <style:text-properties fo:font-size="10pt" fo:font-weight="bold" officeooo:rsid="00100393" style:font-size-asian="10pt" style:font-weight-asian="bold" style:font-name-complex="Arial1" style:font-size-complex="10pt" style:font-weight-complex="bold"/>
    </style:style>
    <style:style style:name="T13" style:family="text">
      <style:text-properties officeooo:rsid="000a295e"/>
    </style:style>
    <style:style style:name="T14" style:family="text">
      <style:text-properties officeooo:rsid="000bd74d"/>
    </style:style>
    <style:style style:name="T15" style:family="text">
      <style:text-properties officeooo:rsid="000a574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0a574c" style:font-style-asian="italic" style:font-style-complex="italic"/>
    </style:style>
    <style:style style:name="T18" style:family="text">
      <style:text-properties officeooo:rsid="000c2144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0e0430" style:font-style-asian="normal" style:font-style-complex="normal"/>
    </style:style>
    <style:style style:name="T21" style:family="text">
      <style:text-properties fo:font-style="normal" officeooo:rsid="007bda12" style:font-style-asian="normal" style:font-style-complex="normal"/>
    </style:style>
    <style:style style:name="T22" style:family="text">
      <style:text-properties officeooo:rsid="00752613"/>
    </style:style>
    <style:style style:name="T23" style:family="text">
      <style:text-properties officeooo:rsid="00778d5a"/>
    </style:style>
    <style:style style:name="T24" style:family="text">
      <style:text-properties officeooo:rsid="007bda12"/>
    </style:style>
    <style:style style:name="T25" style:family="text">
      <style:text-properties officeooo:rsid="007dc857"/>
    </style:style>
    <style:style style:name="T26" style:family="text">
      <style:text-properties officeooo:rsid="007f1e42"/>
    </style:style>
    <style:style style:name="T27" style:family="text">
      <style:text-properties fo:color="#ce181e"/>
    </style:style>
    <style:style style:name="T28" style:family="text">
      <style:text-properties officeooo:rsid="0080f7a7"/>
    </style:style>
    <style:style style:name="T29" style:family="text">
      <style:text-properties style:font-name="Arial1" fo:font-weight="normal" officeooo:rsid="008044d5" style:font-weight-asian="normal" style:font-weight-complex="normal"/>
    </style:style>
    <style:style style:name="T30" style:family="text">
      <style:text-properties style:font-name="Arial1" fo:font-weight="normal" officeooo:rsid="00901bac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4"><text:span text:style-name="T11">Mòdul </text:span><text:span text:style-name="T3">6 – Accés a dades</text:span></text:p>
          </table:table-cell>
        </table:table-row>
        <table:table-row table:style-name="Taula1.2">
          <table:table-cell table:style-name="Taula1.A2" office:value-type="string">
            <text:p text:style-name="P4"><text:span text:style-name="T12">2</text:span><text:span text:style-name="T4">n <text:s text:c="2"/></text:span><text:span text:style-name="T11">CFGS Desenvolupament d'Aplicacions Multiplataforma</text:span></text:p>
          </table:table-cell>
        </table:table-row>
      </table:table>
      <text:p text:style-name="P5"/>
      <text:p text:style-name="P32">MongoDB</text:p>
      <text:p text:style-name="P33"><text:span text:style-name="T5">Consultes </text:span><text:span text:style-name="T6">d'agregat. Exercicis</text:span></text:p>
      <text:p text:style-name="P18"/>
      <text:p text:style-name="P12">NOTA: sempre s'ha de mostrar el _id dels nodes</text:p>
      <text:p text:style-name="P13"/>
      <text:p text:style-name="P17">1) Mostra quants restaurants hi ha <text:span text:style-name="T23">de </text:span>cada tipus al barri <text:span text:style-name="T16">(=borough) </text:span>de Queens <text:span text:style-name="T24">[74]</text:span></text:p>
      <text:p text:style-name="P17"/>
      <text:p text:style-name="P22">db.restaurants.aggregate([</text:p>
      <text:p text:style-name="P22"><text:s text:c="4"/>{$match:{borough:"Queens"}},</text:p>
      <text:p text:style-name="P22"><text:s text:c="4"/>{$group:{_id:"$cuisine",count:{$sum:1}}}</text:p>
      <text:p text:style-name="P22"><text:s text:c="4"/>])</text:p>
      <text:p text:style-name="P14"/>
      <text:p text:style-name="P14"><text:span text:style-name="T22">2</text:span>) <text:span text:style-name="T13">P</text:span>el·lícules <text:span text:style-name="T14">sense director o </text:span>amb més d'un director. <text:span text:style-name="T15">Mostra'n el nom i els directors, ordenat pel nom de la pel·lícula. </text:span><text:span text:style-name="T17">Pista: hi ha un operador $size <text:s/></text:span><text:span text:style-name="T21">[14]</text:span></text:p>
      <text:p text:style-name="P19"/>
      <text:p text:style-name="P25">db.movies.aggregate([</text:p>
      <text:p text:style-name="P25"><text:s text:c="4"/>{$match:{directors:{$not:{$size:1}}}},</text:p>
      <text:p text:style-name="P25"><text:s text:c="4"/>{$project:{directors:1,name:1}},</text:p>
      <text:p text:style-name="P25"><text:s text:c="4"/>])</text:p>
      <text:p text:style-name="P25"><text:s text:c="4"/>.sort({name:1})</text:p>
      <text:p text:style-name="P11"/>
      <text:p text:style-name="P14"><text:span text:style-name="T22">3</text:span>) Pel·licules <text:span text:style-name="T18">que no tenen 5</text:span> actors. <text:span text:style-name="T14">Mostra el nom de la pel·lícula i la quantitat d'actors. Ordenades d</text:span>e més <text:span text:style-name="T14">actors </text:span>a menys <text:span text:style-name="T18">(i pel nom de la pel·lícula) <text:s/>[25]</text:span></text:p>
      <text:p text:style-name="P14"/>
      <text:p text:style-name="P23">db.movies.aggregate([</text:p>
      <text:p text:style-name="P23"><text:s text:c="4"/>{$match:{actors:{$not:{$size:5}}}},</text:p>
      <text:p text:style-name="P23"><text:s text:c="4"/>{$project:{actors:1,name:1}},</text:p>
      <text:p text:style-name="P23"><text:s text:c="4"/>])</text:p>
      <text:p text:style-name="P23"><text:s text:c="4"/>.sort({actors:-1})</text:p>
      <text:p text:style-name="P23"><text:s text:c="4"/>.sort({name:1})</text:p>
      <text:p text:style-name="P14"/>
      <text:p text:style-name="P14"><text:span text:style-name="T22">4</text:span>) Actors amb més de 10 pel·lícules. Ordenats de més a menys <text:s/><text:span text:style-name="T25">[2]</text:span></text:p>
      <text:p text:style-name="P14"/>
      <text:p text:style-name="P23">db.movies.aggregate([</text:p>
      <text:p text:style-name="P23"><text:s text:c="4"/>{$unwind:"$actors"},</text:p>
      <text:p text:style-name="P23"><text:s text:c="4"/>{$group:{_id:"$actors",count:{$sum:1}}},</text:p>
      <text:p text:style-name="P23"><text:s text:c="4"/>{$match:{count:{$gt:10}}},</text:p>
      <text:p text:style-name="P23"><text:s text:c="4"/>])</text:p>
      <text:p text:style-name="P23"><text:s text:c="4"/>.sort({count:-1})</text:p>
      <text:p text:style-name="P14"/>
      <text:p text:style-name="P14"/>
      <text:p text:style-name="P14"/>
      <text:p text:style-name="P14"/>
      <text:p text:style-name="P14"><text:soft-page-break/><text:span text:style-name="T22">5</text:span>) Actors <text:span text:style-name="T26">que han actuat en dècades diferents</text:span> (veure en quines dècades ha treballat cada actor i comptar les diferents). <text:span text:style-name="T26">Cal mostrar id, nom</text:span> <text:span text:style-name="T26">i dècades actuant pels actors que han actuat en més d’una dècada, ordenat per quantitat de dècades (de més a menys) i nom. [416]</text:span></text:p>
      <text:p text:style-name="P14"/>
      <text:p text:style-name="P23">db.movies.aggregate([</text:p>
      <text:p text:style-name="P23"><text:s text:c="8"/>{$unwind:"$actors"},</text:p>
      <text:p text:style-name="P23"><text:s text:c="8"/>{$project: {decada:{$divide:["$year",10]}, "actors.name":1, }},</text:p>
      <text:p text:style-name="P23"><text:s text:c="8"/>{$project: {decada:{$trunc:["$decada",0]},"actors.name":1,}},</text:p>
      <text:p text:style-name="P23"><text:s text:c="8"/>{$group:{_id:{actors:"$actors",decada:"$decada"}}},</text:p>
      <text:p text:style-name="P23"><text:s text:c="8"/>{$group:{_id:"$_id.actors",count:{$sum:1}}},</text:p>
      <text:p text:style-name="P23"><text:s text:c="8"/>{$match:{count:{$gt:1}}},</text:p>
      <text:p text:style-name="P23"><text:s text:c="4"/>])</text:p>
      <text:p text:style-name="P23"><text:s text:c="4"/>.sort({"count":-1})</text:p>
      <text:p text:style-name="P14"/>
      <text:p text:style-name="P14"/>
      <text:p text:style-name="P15"/>
      <text:p text:style-name="P15"><text:span text:style-name="T22">6</text:span>) Copia totes les dades de les ciutats que són capitals de països en una collection <text:span text:style-name="T16">capitals. <text:s/></text:span><text:span text:style-name="T19">Hi haurà documents amb el format </text:span><text:span text:style-name="T20">(a més de la clau)</text:span><text:span text:style-name="T19">:</text:span></text:p>
      <text:p text:style-name="P10"><text:s text:c="4"/>"capital" : {</text:p>
      <text:p text:style-name="P10"><text:s text:c="8"/>"name" : "Kabul",</text:p>
      <text:p text:style-name="P10"><text:s text:c="8"/>"country" : {</text:p>
      <text:p text:style-name="P10"><text:s text:c="12"/>"code" : "AF",</text:p>
      <text:p text:style-name="P10"><text:s text:c="12"/>"name" : "Afghanistan"</text:p>
      <text:p text:style-name="P10"><text:s text:c="8"/>}</text:p>
      <text:p text:style-name="P10"><text:s text:c="4"/>}</text:p>
      <text:p text:style-name="P16">([250])</text:p>
      <text:p text:style-name="P16"/>
      <text:p text:style-name="P24">db.countries.aggregate([</text:p>
      <text:p text:style-name="P24"><text:s text:c="5"/>{$project: {capital:{name : "$capital"},country:{code:"$cca2",name : "$name.common"}}},</text:p>
      <text:p text:style-name="P28"><text:span text:style-name="T29"><text:s text:c="2"/>{$out: "</text:span><text:span text:style-name="T30">Capitals</text:span><text:span text:style-name="T29">"}<text:tab/><text:tab/> </text:span></text:p>
      <text:p text:style-name="P24"><text:s text:c="4"/>])</text:p>
      <text:p text:style-name="P7"/>
      <text:p text:style-name="P6"><text:span text:style-name="T22">7</text:span>) Mostra els oscars per pel·lícula: pel·licula (codi i nom, i array d'oscars obtinguts)<text:span text:style-name="T27"> <text:s/></text:span><text:span text:style-name="T10">[334]</text:span></text:p>
      <text:p text:style-name="P20"/>
      <text:p text:style-name="P26">db.movies.aggregate([</text:p>
      <text:p text:style-name="P26"><text:s text:c="4"/>{$lookup: { <text:s text:c="25"/></text:p>
      <text:p text:style-name="P26"><text:s text:c="7"/>from: "oscars", <text:s text:c="12"/></text:p>
      <text:p text:style-name="P26"><text:s text:c="7"/>localField: "_id",</text:p>
      <text:p text:style-name="P26"><text:s text:c="7"/>foreignField: "movie.id",</text:p>
      <text:p text:style-name="P26"><text:s text:c="7"/>as: "Oscars"</text:p>
      <text:p text:style-name="P26"><text:s text:c="4"/>}},<text:tab/> </text:p>
      <text:p text:style-name="P26"><text:s text:c="4"/>{$project:{pelicula:{codi:"$_id",nom:"$name",oscars:"$Oscars"}}},</text:p>
      <text:p text:style-name="P26"><text:s text:c="4"/>{$match:{"pelicula.oscars":{$gt:{$size:0}}}},</text:p>
      <text:p text:style-name="P26"><text:s text:c="4"/>])</text:p>
      <text:p text:style-name="P26"/>
      <text:p text:style-name="P20"/>
      <text:p text:style-name="P20"/>
      <text:p text:style-name="P20"/>
      <text:p text:style-name="P9"><text:soft-page-break/><text:span text:style-name="T22">8</text:span>) <text:span text:style-name="T7">Mostra per cada país: el codi, el nom, </text:span><text:span text:style-name="T8">l'àrea</text:span><text:span text:style-name="T7">, el total de població urbana i </text:span><text:span text:style-name="T8">la densitat de població suposant que no hi hagi població rural <text:s/></text:span><text:span text:style-name="T9">[240]</text:span></text:p>
      <text:p text:style-name="P21"/>
      <text:p text:style-name="P36">db.countries.aggregate([</text:p>
      <text:p text:style-name="P36"><text:s text:c="4"/>{$lookup: { <text:s text:c="25"/></text:p>
      <text:p text:style-name="P36"><text:s text:c="7"/>from: "cities", <text:s text:c="12"/></text:p>
      <text:p text:style-name="P36"><text:s text:c="7"/>localField: "cca2",</text:p>
      <text:p text:style-name="P36"><text:s text:c="7"/>foreignField: "country",</text:p>
      <text:p text:style-name="P36"><text:s text:c="7"/>as: "Ciutats"</text:p>
      <text:p text:style-name="P36"><text:s text:c="4"/>}},<text:tab/> </text:p>
      <text:p text:style-name="P36"><text:s text:c="4"/>{$project:{codi:"$_id",nom:"$name.common",area:"$area",totalpoblacio:{$sum:"$Ciutats.population"},densitat:{$divide:[{$sum:"$Ciutats.population"},"$area"]}}},</text:p>
      <text:p text:style-name="P36"><text:s text:c="4"/>{$match:{totalpoblacio:{$gt:0}}}</text:p>
      <text:p text:style-name="P36"><text:s text:c="4"/>])</text:p>
      <text:p text:style-name="P36"/>
      <text:p text:style-name="P37">segunda manera</text:p>
      <text:p text:style-name="P21"/>
      <text:p text:style-name="P36">db.countries.aggregate([</text:p>
      <text:p text:style-name="P36"><text:s text:c="4"/>{$lookup: { <text:s text:c="25"/></text:p>
      <text:p text:style-name="P36"><text:s text:c="7"/>from: "cities", <text:s text:c="12"/></text:p>
      <text:p text:style-name="P36"><text:s text:c="7"/>localField: "cca2",</text:p>
      <text:p text:style-name="P36"><text:s text:c="7"/>foreignField: "country",</text:p>
      <text:p text:style-name="P36"><text:s text:c="7"/>as: "Ciutats"</text:p>
      <text:p text:style-name="P36"><text:s text:c="4"/>}},<text:tab/> </text:p>
      <text:p text:style-name="P36"><text:s text:c="4"/>{$project:{codi:"$_id",nom:"$name.common",area:"$area",totalpoblacio:"$Ciutats.population"}},</text:p>
      <text:p text:style-name="P36"><text:s text:c="4"/>{$group:{_id:{codi:"$codi",nom:"$nom",area:"$area",totalpoblacio:{$sum:"$totalpoblacio"}}}},</text:p>
      <text:p text:style-name="P36"><text:s text:c="4"/>{$project:{Pais:{codi:"$_id.codi",nom:"$_id.nom",area:"$_id.area",totalpoblacio:"$_id.totalpoblacio",densitat:{$divide:["$_id.totalpoblacio","$_id.area"]}}}},</text:p>
      <text:p text:style-name="P36"><text:s text:c="4"/>{$match:{"Pais.totalpoblacio":{$gt:0}}}</text:p>
      <text:p text:style-name="P36"><text:s text:c="4"/>])</text:p>
      <text:p text:style-name="P36"/>
      <text:p text:style-name="P36"/>
      <text:p text:style-name="P21"/>
      <text:p text:style-name="P8"><text:span text:style-name="T22">9</text:span>) Crea una nova collection amb els actors, les pel·licules en què han actuat i els oscars que han obtingut. <text:span text:style-name="T28">Si et cal pots utilizar col·leccions intermèdies <text:s/>[1929]</text:span></text:p>
      <text:p text:style-name="P8"/>
      <text:p text:style-name="P38">db.people.aggregate([</text:p>
      <text:p text:style-name="P38"><text:s text:c="3"/>{$match:{"hasActed" : true}},</text:p>
      <text:p text:style-name="P38"><text:s text:c="4"/>{$lookup: {</text:p>
      <text:p text:style-name="P38"><text:s text:c="12"/>from: "movies",</text:p>
      <text:p text:style-name="P38"><text:s text:c="12"/>localField: "name",</text:p>
      <text:p text:style-name="P38"><text:s text:c="12"/>foreignField: "actors.name",</text:p>
      <text:p text:style-name="P38"><text:s text:c="12"/>as: "movies"</text:p>
      <text:p text:style-name="P38"><text:s text:c="4"/>}},</text:p>
      <text:p text:style-name="P38"><text:s text:c="4"/>{$lookup: {</text:p>
      <text:p text:style-name="P38"><text:s text:c="12"/>from: "oscars",</text:p>
      <text:p text:style-name="P38"><text:s text:c="12"/>localField: "name",</text:p>
      <text:p text:style-name="P38"><text:soft-page-break/><text:s text:c="12"/>foreignField: "person.name",</text:p>
      <text:p text:style-name="P38"><text:s text:c="12"/>as: "oscars"</text:p>
      <text:p text:style-name="P38"><text:s text:c="4"/>}},</text:p>
      <text:p text:style-name="P38"><text:s text:c="4"/>{$project: {_id: 0,name: "$name",pelicules : "$movies",oscars:"$oscars"}},</text:p>
      <text:p text:style-name="P38">]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Hindi1" svg:font-family="'Lohit Hind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Arial" fo:font-family="Arial" style:font-family-generic="swis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ca" number:country="E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ula15" style:family="table">
      <style:table-properties style:width="17.009cm" fo:margin-left="0cm" table:align="left" style:writing-mode="lr-tb"/>
    </style:style>
    <style:style style:name="Taula15.A" style:family="table-column">
      <style:table-column-properties style:column-width="9.694cm"/>
    </style:style>
    <style:style style:name="Taula15.B" style:family="table-column">
      <style:table-column-properties style:column-width="7.315cm"/>
    </style:style>
    <style:style style:name="Taula15.1" style:family="table-row">
      <style:table-row-properties style:min-row-height="1.39cm" fo:keep-together="auto"/>
    </style:style>
    <style:style style:name="Taula15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Standard">
      <style:text-properties officeooo:paragraph-rsid="002e1fcc"/>
    </style:style>
    <style:style style:name="MP2" style:family="paragraph" style:parent-style-name="Footnote">
      <style:paragraph-properties fo:padding="0cm" fo:border="none" style:snap-to-layout-grid="false"/>
      <style:text-properties officeooo:paragraph-rsid="002e1fcc"/>
    </style:style>
    <style:style style:name="MP3" style:family="paragraph" style:parent-style-name="Footnote">
      <style:paragraph-properties fo:padding="0cm" fo:border="none"/>
      <style:text-properties fo:font-size="8pt" officeooo:paragraph-rsid="002e1fcc" style:font-size-asian="8pt" style:font-size-complex="8pt"/>
    </style:style>
    <style:style style:name="MP4" style:family="paragraph" style:parent-style-name="Footnote">
      <style:paragraph-properties fo:text-align="end" style:justify-single-word="false" fo:padding="0cm" fo:border="none" style:snap-to-layout-grid="false"/>
      <style:text-properties officeooo:paragraph-rsid="002e1fcc"/>
    </style:style>
    <style:style style:name="MP5" style:family="paragraph" style:parent-style-name="Standard">
      <style:paragraph-properties fo:text-align="end" style:justify-single-word="false"/>
      <style:text-properties officeooo:paragraph-rsid="002e1fcc"/>
    </style:style>
    <style:style style:name="MP6" style:family="paragraph" style:parent-style-name="Standard">
      <style:paragraph-properties fo:text-align="end" style:justify-single-word="false"/>
      <style:text-properties fo:font-size="8pt" officeooo:paragraph-rsid="002e1fcc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75b1ac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852cm" fo:margin-bottom="0.376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811cm" fo:margin-left="0cm" fo:margin-right="0cm" fo:margin-bottom="0.499cm" style:dynamic-spacing="false"/>
      </style:header-style>
      <style:footer-style>
        <style:header-footer-properties svg:height="2.247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7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3"><draw:image xlink:href="Pictures/10000201000001B7000000712E6E989A7C7C6CD9.png" xlink:type="simple" xlink:show="embed" xlink:actuate="onLoad" loext:mime-type="image/png"/></draw:frame></text:p>
      </style:header>
      <style:footer>
        <table:table table:name="Taula15" table:style-name="Taula15">
          <table:table-column table:style-name="Taula15.A"/>
          <table:table-column table:style-name="Taula15.B"/>
          <table:table-row table:style-name="Taula15.1">
            <table:table-cell table:style-name="Taula15.A1" office:value-type="string">
              <text:p text:style-name="MP2"><text:span text:style-name="MT1">Nom arxiu: </text:span><text:span text:style-name="MT1"><text:file-name text:display="name-and-extension">ED2DAM_ACT_2223_M6_UF3_Ex3.odt</text:file-name></text:span></text:p>
              <text:p text:style-name="MP3">Elaborat: <text:s/><text:span text:style-name="MT2">Miquel Altayó</text:span></text:p>
            </table:table-cell>
            <table:table-cell table:style-name="Taula15.A1" office:value-type="string">
              <text:p text:style-name="MP4"><text:span text:style-name="MT1">Data: </text:span><text:span text:style-name="MT1"><text:date style:data-style-name="N34" text:date-value="2023-01-26T15:49:09.201802862">gener</text:date></text:span><text:span text:style-name="MT1"><text:s/></text:span><text:span text:style-name="MT1"><text:date style:data-style-name="N104" text:date-value="2023-01-26T15:49:09.201950593">2023</text:date></text:span></text:p>
              <text:p text:style-name="MP5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4</text:page-count></text:span></text:p>
              <text:p text:style-name="MP6">Aquest document pot quedat obsolet una vegada imprès.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q </meta:initial-creator>
    <meta:creation-date>2014-09-24T09:05:51.882548463</meta:creation-date>
    <dc:date>2023-01-26T15:49:09.149323274</dc:date>
    <meta:editing-duration>PT16H53M6S</meta:editing-duration>
    <meta:editing-cycles>94</meta:editing-cycles>
    <meta:generator>LibreOffice/6.4.7.2$Linux_X86_64 LibreOffice_project/40$Build-2</meta:generator>
    <meta:document-statistic meta:table-count="2" meta:image-count="2" meta:object-count="0" meta:page-count="4" meta:paragraph-count="110" meta:word-count="421" meta:character-count="4488" meta:non-whitespace-character-count="3578"/>
  </office:meta>
</office:document-meta>
</file>